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 style:shadow="none"/>
    </style:style>
    <style:style style:name="Tabella2.A" style:family="table-column">
      <style:table-column-properties style:column-width="0.605cm" style:rel-column-width="343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306cm" style:rel-column-width="4142*"/>
    </style:style>
    <style:style style:name="Tabella2.H" style:family="table-column">
      <style:table-column-properties style:column-width="2.117cm" style:rel-column-width="1200*"/>
    </style:style>
    <style:style style:name="Tabella2.I" style:family="table-column">
      <style:table-column-properties style:column-width="2.196cm" style:rel-column-width="1245*"/>
    </style:style>
    <style:style style:name="Tabella2.J" style:family="table-column">
      <style:table-column-properties style:column-width="2.09cm" style:rel-column-width="118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none" fo:border-top="none" fo:border-bottom="0.05pt solid #000000"/>
    </style:style>
    <style:style style:name="Tabella2.F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F8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101cm" fo:border-left="0.05pt solid #000000" fo:border-right="none" fo:border-top="none" fo:border-bottom="0.05pt solid #000000"/>
    </style:style>
    <style:style style:name="Tabella2.F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101cm" fo:border-left="0.05pt solid #000000" fo:border-right="none" fo:border-top="none" fo:border-bottom="0.05pt solid #000000"/>
    </style:style>
    <style:style style:name="Tabella2.F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none" fo:border-top="none" fo:border-bottom="0.05pt solid #000000"/>
    </style:style>
    <style:style style:name="Tabella2.F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4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97cm" table:align="margins" style:shadow="none"/>
    </style:style>
    <style:style style:name="Tabella3.A" style:family="table-column">
      <style:table-column-properties style:column-width="2.09cm" style:rel-column-width="8672*"/>
    </style:style>
    <style:style style:name="Tabella3.B" style:family="table-column">
      <style:table-column-properties style:column-width="7.303cm" style:rel-column-width="30297*"/>
    </style:style>
    <style:style style:name="Tabella3.C" style:family="table-column">
      <style:table-column-properties style:column-width="2.117cm" style:rel-column-width="8781*"/>
    </style:style>
    <style:style style:name="Tabella3.D" style:family="table-column">
      <style:table-column-properties style:column-width="2.196cm" style:rel-column-width="9111*"/>
    </style:style>
    <style:style style:name="Tabella3.E" style:family="table-column">
      <style:table-column-properties style:column-width="2.09cm" style:rel-column-width="8674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paragraph-rsid="003dd72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35ce0" officeooo:paragraph-rsid="00435c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4be16" officeooo:paragraph-rsid="0044b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c965"/>
    </style:style>
    <style:style style:name="T8" style:family="text">
      <style:text-properties officeooo:rsid="00278b56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18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2">Codice</text:p>
            </table:table-cell>
            <table:covered-table-cell/>
            <table:table-cell table:style-name="Tabella2.A2" office:value-type="string">
              <text:p text:style-name="P22">Component<text:span text:style-name="T4">e</text:span></text:p>
            </table:table-cell>
            <table:table-cell table:style-name="Tabella2.A2" office:value-type="string">
              <text:p text:style-name="P22">Q.tà</text:p>
            </table:table-cell>
            <table:table-cell table:style-name="Tabella2.A2" office:value-type="string">
              <text:p text:style-name="P22">UM</text:p>
            </table:table-cell>
            <table:table-cell table:style-name="Tabella2.A2" office:value-type="string">
              <text:p text:style-name="P25">HW</text:p>
            </table:table-cell>
            <table:table-cell table:style-name="Tabella2.A2" office:value-type="string">
              <text:p text:style-name="P23">Fornitore</text:p>
            </table:table-cell>
            <table:table-cell table:style-name="Tabella2.A2" office:value-type="string">
              <text:p text:style-name="P24">Unitario</text:p>
            </table:table-cell>
            <table:table-cell table:style-name="Tabella2.A2" office:value-type="string">
              <text:p text:style-name="P22">Data</text:p>
            </table:table-cell>
            <table:table-cell table:style-name="Tabella2.J2" office:value-type="string">
              <text:p text:style-name="P22">Totale</text:p>
            </table:table-cell>
          </table:table-row>
        </table:table-header-rows>
        <table:table-row>
          <table:table-cell table:style-name="Tabella2.A13" table:number-columns-spanned="10" office:value-type="string">
            <text:p text:style-name="P14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31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8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9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0"><text:placeholder text:placeholder-type="text">&lt;if test="res[4]"&gt;</text:placeholder></text:p>
                  <text:p text:style-name="P19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19"><text:placeholder text:placeholder-type="text">&lt;/if&gt;</text:placeholder> </text:p>
                </table:table-cell>
                <table:table-cell table:style-name="Tabella3.A2" office:value-type="string">
                  <text:p text:style-name="P19"><text:placeholder text:placeholder-type="text">&lt;res[0]&gt;</text:placeholder></text:p>
                </table:table-cell>
                <table:table-cell table:style-name="Tabella3.C2" office:value-type="string">
                  <text:p text:style-name="P19"><text:placeholder text:placeholder-type="text">&lt;res[1]&gt;</text:placeholder></text:p>
                </table:table-cell>
                <table:table-cell table:style-name="Tabella3.D2" office:value-type="string">
                  <text:p text:style-name="P19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40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32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35">COSTI INDUSTRIALI</text:p>
          </table:table-cell>
          <table:covered-table-cell/>
          <table:covered-table-cell/>
          <table:covered-table-cell/>
          <table:covered-table-cell/>
          <table:table-cell table:style-name="Tabella2.F8" table:number-columns-spanned="5" office:value-type="string">
            <text:p text:style-name="P36">TOTALE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33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38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5" office:value-type="string">
            <text:p text:style-name="P39"><text:placeholder text:placeholder-type="text">&lt;detail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10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10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7" office:value-type="string">
            <text:p text:style-name="P10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4" table:number-columns-spanned="3" office:value-type="string">
            <text:p text:style-name="P12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16"/>
      <text:p text:style-name="P17"><text:s/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7:50:59.919678302</dc:date>
    <meta:editing-duration>P6DT10H32M56S</meta:editing-duration>
    <meta:editing-cycles>671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3" meta:word-count="88" meta:character-count="640" meta:non-whitespace-character-count="594"/>
    <meta:user-defined meta:name="Info 1"/>
    <meta:user-defined meta:name="Info 2"/>
    <meta:user-defined meta:name="Info 3"/>
    <meta:user-defined meta:name="Info 4"/>
  </office:meta>
</office:document-meta>
</file>